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_20_concave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1.001cm"/>
    </style:style>
    <style:style style:name="gr6" style:family="graphic" style:parent-style-name="standard">
      <style:graphic-properties draw:stroke="none" draw:fill="none" fo:min-height="0.823cm"/>
    </style:style>
    <style:style style:name="gr7" style:family="graphic" style:parent-style-name="standard">
      <style:graphic-properties draw:stroke="none" draw:fill="none" fo:min-height="0.85cm"/>
    </style:style>
    <style:style style:name="gr8" style:family="graphic" style:parent-style-name="standard">
      <style:graphic-properties draw:stroke="none" draw:fill="none" fo:min-height="0.557cm"/>
    </style:style>
    <style:style style:name="gr9" style:family="graphic" style:parent-style-name="standard">
      <style:graphic-properties draw:stroke="none" draw:fill="none" fo:min-height="0.50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3.5cm"/>
    </style:style>
    <style:style style:name="gr11" style:family="graphic" style:parent-style-name="standard">
      <style:graphic-properties draw:stroke="none" draw:fill="none" fo:min-height="0.59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8.8cm" svg:y="3.3cm">
          <text:p text:style-name="P1"><text:span text:style-name="T1">FaireUnePart</text:span><text:span text:style-name="T1">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1cm" svg:x="1.6cm" svg:y="9.3cm">
          <text:p text:style-name="P1"><text:span text:style-name="T1">Initialis</text:span><text:span text:style-name="T1">erPlate</text:span><text:span text:style-name="T1">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4cm" svg:y="9.215cm">
          <text:p text:style-name="P1"><text:span text:style-name="T1">Jo</text:span><text:span text:style-name="T1">ue</text:span><text:span text:style-name="T1">rU</text:span><text:span text:style-name="T1">n</text:span><text:span text:style-name="T1">To</text:span><text:span text:style-name="T1">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0.8cm" svg:y1="4.3cm" svg:x2="3.6cm" svg:y2="9.3cm" draw:start-shape="id1" draw:start-glue-point="2" draw:end-shape="id2" draw:end-glue-point="0" svg:d="M20800 4300l-17200 5000" svg:viewBox="0 0 17201 5001">
          <text:p/>
        </draw:connector>
        <draw:connector draw:style-name="gr2" draw:text-style-name="P3" draw:layer="layout" draw:type="line" svg:x1="16cm" svg:y1="10.215cm" svg:x2="15.957cm" svg:y2="11.947cm" draw:start-shape="id3" draw:start-glue-point="2" svg:d="M16000 10215l-43 1732" svg:viewBox="0 0 44 1733">
          <text:p/>
        </draw:connector>
        <draw:custom-shape draw:style-name="gr1" draw:text-style-name="P2" xml:id="id5" draw:id="id5" draw:layer="layout" svg:width="4cm" svg:height="1cm" svg:x="27cm" svg:y="10.1cm">
          <text:p text:style-name="P1"><text:span text:style-name="T1">Et</text:span><text:span text:style-name="T1">at</text:span><text:span text:style-name="T1">D</text:span><text:span text:style-name="T1">eL</text:span><text:span text:style-name="T1">aP</text:span><text:span text:style-name="T1">ar</text:span><text:span text:style-name="T1">ti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1cm" svg:y1="10.6cm" svg:x2="32cm" svg:y2="10.6cm">
          <text:p/>
        </draw:line>
        <draw:line draw:style-name="gr3" draw:text-style-name="P3" draw:layer="layout" svg:x1="26cm" svg:y1="10.3cm" svg:x2="27cm" svg:y2="10.3cm">
          <text:p/>
        </draw:line>
        <draw:line draw:style-name="gr3" draw:text-style-name="P3" draw:layer="layout" svg:x1="26cm" svg:y1="11cm" svg:x2="27cm" svg:y2="11cm">
          <text:p/>
        </draw:line>
        <draw:custom-shape draw:style-name="gr1" draw:text-style-name="P2" xml:id="id6" draw:id="id6" draw:layer="layout" svg:width="4cm" svg:height="1cm" svg:x="18.8cm" svg:y="14.3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3.6cm" svg:y1="8.1cm" svg:x2="29cm" svg:y2="10.1cm" draw:start-shape="id4" draw:start-glue-point="2" draw:end-shape="id5" draw:end-glue-point="0" svg:d="M23600 8100l5400 2000" svg:viewBox="0 0 5401 2001">
          <text:p/>
        </draw:connector>
        <draw:custom-shape draw:style-name="gr1" draw:text-style-name="P2" xml:id="id7" draw:id="id7" draw:layer="layout" svg:width="4cm" svg:height="1cm" svg:x="28.8cm" svg:y="14.3cm">
          <text:p text:style-name="P1"><text:span text:style-name="T1">CoupValideExist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9cm" svg:y1="11.1cm" svg:x2="20.8cm" svg:y2="14.3cm" draw:start-shape="id5" draw:start-glue-point="2" draw:end-shape="id6" draw:end-glue-point="0" svg:d="M29000 11100l-8200 3200" svg:viewBox="0 0 8201 3201">
          <text:p/>
        </draw:connector>
        <draw:connector draw:style-name="gr2" draw:text-style-name="P3" draw:layer="layout" draw:type="line" svg:x1="29cm" svg:y1="11.1cm" svg:x2="30.8cm" svg:y2="14.3cm" draw:start-shape="id5" draw:start-glue-point="2" draw:end-shape="id7" draw:end-glue-point="0" svg:d="M29000 11100l1800 3200" svg:viewBox="0 0 1801 3201">
          <text:p/>
        </draw:connector>
        <draw:custom-shape draw:style-name="gr4" draw:text-style-name="P2" xml:id="id8" draw:id="id8" draw:layer="layout" svg:width="4.5cm" svg:height="1cm" svg:x="28.6cm" svg:y="17.3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0.8cm" svg:y1="15.3cm" svg:x2="30.85cm" svg:y2="17.3cm" draw:start-shape="id7" draw:start-glue-point="2" draw:end-shape="id8" draw:end-glue-point="0" svg:d="M30800 15300l50 2000" svg:viewBox="0 0 51 2001">
          <text:p/>
        </draw:connector>
        <draw:frame draw:style-name="gr5" draw:text-style-name="P4" draw:layer="layout" svg:width="2.234cm" svg:height="1.251cm" svg:x="24.5cm" svg:y="9.9cm">
          <draw:text-box>
            <text:p><text:span text:style-name="T2">Couleur</text:span></text:p>
          </draw:text-box>
        </draw:frame>
        <draw:frame draw:style-name="gr6" draw:text-style-name="P4" draw:layer="layout" svg:width="2.4cm" svg:height="1.073cm" svg:x="24.5cm" svg:y="10.527cm">
          <draw:text-box>
            <text:p><text:span text:style-name="T2">Plateau</text:span></text:p>
          </draw:text-box>
        </draw:frame>
        <draw:frame draw:style-name="gr5" draw:text-style-name="P4" draw:layer="layout" svg:width="2.2cm" svg:height="1.251cm" svg:x="31.9cm" svg:y="10.2cm">
          <draw:text-box>
            <text:p><text:span text:style-name="T2">Etat</text:span></text:p>
          </draw:text-box>
        </draw:frame>
        <draw:line draw:style-name="gr3" draw:text-style-name="P3" draw:layer="layout" svg:x1="27.8cm" svg:y1="14.509cm" svg:x2="28.8cm" svg:y2="14.509cm">
          <text:p/>
        </draw:line>
        <draw:line draw:style-name="gr3" draw:text-style-name="P3" draw:layer="layout" svg:x1="27.8cm" svg:y1="15.109cm" svg:x2="28.8cm" svg:y2="15.109cm">
          <text:p/>
        </draw:line>
        <draw:frame draw:style-name="gr6" draw:text-style-name="P4" draw:layer="layout" svg:width="2.4cm" svg:height="1.073cm" svg:x="26.2cm" svg:y="14.2cm">
          <draw:text-box>
            <text:p><text:span text:style-name="T2">Plateau</text:span></text:p>
          </draw:text-box>
        </draw:frame>
        <draw:frame draw:style-name="gr5" draw:text-style-name="P4" draw:layer="layout" svg:width="2.034cm" svg:height="1.251cm" svg:x="26.166cm" svg:y="14.802cm">
          <draw:text-box>
            <text:p><text:span text:style-name="T2">Couleur</text:span></text:p>
          </draw:text-box>
        </draw:frame>
        <draw:line draw:style-name="gr3" draw:text-style-name="P3" draw:layer="layout" svg:x1="27.634cm" svg:y1="17.509cm" svg:x2="28.634cm" svg:y2="17.509cm">
          <text:p/>
        </draw:line>
        <draw:line draw:style-name="gr3" draw:text-style-name="P3" draw:layer="layout" svg:x1="27.634cm" svg:y1="18.109cm" svg:x2="28.634cm" svg:y2="18.109cm">
          <text:p/>
        </draw:line>
        <draw:frame draw:style-name="gr5" draw:text-style-name="P4" draw:layer="layout" svg:width="1.9cm" svg:height="1.251cm" svg:x="25.8cm" svg:y="17.1cm">
          <draw:text-box>
            <text:p><text:span text:style-name="T2">Couleur</text:span></text:p>
          </draw:text-box>
        </draw:frame>
        <draw:frame draw:style-name="gr6" draw:text-style-name="P4" draw:layer="layout" svg:width="2.934cm" svg:height="1.073cm" svg:x="25.7cm" svg:y="17.802cm">
          <draw:text-box>
            <text:p><text:span text:style-name="T2">Plateau</text:span></text:p>
          </draw:text-box>
        </draw:frame>
        <draw:line draw:style-name="gr3" draw:text-style-name="P3" draw:layer="layout" svg:x1="13cm" svg:y1="9.415cm" svg:x2="14cm" svg:y2="9.415cm">
          <text:p/>
        </draw:line>
        <draw:line draw:style-name="gr3" draw:text-style-name="P3" draw:layer="layout" svg:x1="13cm" svg:y1="9.715cm" svg:x2="14cm" svg:y2="9.715cm">
          <text:p/>
        </draw:line>
        <draw:line draw:style-name="gr3" draw:text-style-name="P3" draw:layer="layout" svg:x1="13cm" svg:y1="10.015cm" svg:x2="14cm" svg:y2="10.015cm">
          <text:p/>
        </draw:line>
        <draw:frame draw:style-name="gr6" draw:text-style-name="P4" draw:layer="layout" svg:width="2.3cm" svg:height="1.073cm" svg:x="11.4cm" svg:y="8.991cm">
          <draw:text-box>
            <text:p><text:span text:style-name="T2">Plateau</text:span></text:p>
          </draw:text-box>
        </draw:frame>
        <draw:frame draw:style-name="gr5" draw:text-style-name="P4" draw:layer="layout" svg:width="2.1cm" svg:height="1.251cm" svg:x="11.4cm" svg:y="9.749cm">
          <draw:text-box>
            <text:p><text:span text:style-name="T2">Couleur</text:span></text:p>
          </draw:text-box>
        </draw:frame>
        <draw:line draw:style-name="gr3" draw:text-style-name="P3" draw:layer="layout" svg:x1="17.834cm" svg:y1="14.809cm" svg:x2="18.834cm" svg:y2="14.809cm">
          <text:p/>
        </draw:line>
        <draw:frame draw:style-name="gr7" draw:text-style-name="P4" draw:layer="layout" svg:width="2.5cm" svg:height="1.1cm" svg:x="16.1cm" svg:y="14.4cm">
          <draw:text-box>
            <text:p><text:span text:style-name="T2">Plateau</text:span></text:p>
          </draw:text-box>
        </draw:frame>
        <draw:line draw:style-name="gr3" draw:text-style-name="P3" draw:layer="layout" svg:x1="32.8cm" svg:y1="14.809cm" svg:x2="33.8cm" svg:y2="14.809cm">
          <text:p/>
        </draw:line>
        <draw:frame draw:style-name="gr5" draw:text-style-name="P4" draw:layer="layout" svg:width="2.2cm" svg:height="1.251cm" svg:x="33.8cm" svg:y="14.401cm">
          <draw:text-box>
            <text:p><text:span text:style-name="T2">Booléen</text:span></text:p>
          </draw:text-box>
        </draw:frame>
        <draw:line draw:style-name="gr3" draw:text-style-name="P3" draw:layer="layout" svg:x1="33.1cm" svg:y1="17.8cm" svg:x2="34.1cm" svg:y2="17.8cm">
          <text:p/>
        </draw:line>
        <draw:frame draw:style-name="gr8" draw:text-style-name="P4" draw:layer="layout" svg:width="1.734cm" svg:height="0.807cm" svg:x="34cm" svg:y="17.392cm">
          <draw:text-box>
            <text:p><text:span text:style-name="T2">Coups</text:span></text:p>
          </draw:text-box>
        </draw:frame>
        <draw:line draw:style-name="gr3" draw:text-style-name="P3" draw:layer="layout" svg:x1="17.966cm" svg:y1="9.715cm" svg:x2="18.966cm" svg:y2="9.715cm">
          <text:p/>
        </draw:line>
        <draw:frame draw:style-name="gr6" draw:text-style-name="P4" draw:layer="layout" svg:width="2.934cm" svg:height="1.073cm" svg:x="18.9cm" svg:y="9.327cm">
          <draw:text-box>
            <text:p><text:span text:style-name="T2">Plateau</text:span></text:p>
          </draw:text-box>
        </draw:frame>
        <draw:line draw:style-name="gr3" draw:text-style-name="P3" draw:layer="layout" svg:x1="22.8cm" svg:y1="14.8cm" svg:x2="23.8cm" svg:y2="14.8cm">
          <text:p/>
        </draw:line>
        <draw:frame draw:style-name="gr5" draw:text-style-name="P4" draw:layer="layout" svg:width="2.2cm" svg:height="1.251cm" svg:x="23.8cm" svg:y="14.392cm">
          <draw:text-box>
            <text:p><text:span text:style-name="T2">Booléen</text:span></text:p>
          </draw:text-box>
        </draw:frame>
        <draw:line draw:style-name="gr3" draw:text-style-name="P3" draw:layer="layout" svg:x1="5.6cm" svg:y1="9.8cm" svg:x2="6.6cm" svg:y2="9.8cm">
          <text:p/>
        </draw:line>
        <draw:frame draw:style-name="gr6" draw:text-style-name="P4" draw:layer="layout" svg:width="2.1cm" svg:height="1.073cm" svg:x="6.5cm" svg:y="9.392cm">
          <draw:text-box>
            <text:p><text:span text:style-name="T2">Plateau</text:span></text:p>
          </draw:text-box>
        </draw:frame>
        <draw:line draw:style-name="gr3" draw:text-style-name="P3" draw:layer="layout" svg:x1="17.8cm" svg:y1="3.6cm" svg:x2="18.8cm" svg:y2="3.6cm">
          <text:p/>
        </draw:line>
        <draw:line draw:style-name="gr3" draw:text-style-name="P3" draw:layer="layout" svg:x1="17.8cm" svg:y1="4cm" svg:x2="18.8cm" svg:y2="4cm">
          <text:p/>
        </draw:line>
        <draw:line draw:style-name="gr3" draw:text-style-name="P3" draw:layer="layout" svg:x1="17.8cm" svg:y1="4.4cm" svg:x2="18.8cm" svg:y2="4.4cm">
          <text:p/>
        </draw:line>
        <draw:frame draw:style-name="gr9" draw:text-style-name="P4" draw:layer="layout" svg:width="3.1cm" svg:height="0.751cm" svg:x="15cm" svg:y="3.151cm">
          <draw:text-box>
            <text:p><text:span text:style-name="T2">AfficherPlateau</text:span></text:p>
          </draw:text-box>
        </draw:frame>
        <draw:frame draw:style-name="gr9" draw:text-style-name="P4" draw:layer="layout" svg:width="3.1cm" svg:height="0.751cm" svg:x="15.1cm" svg:y="3.949cm">
          <draw:text-box>
            <text:p><text:span text:style-name="T2">obtenirCoupJ1</text:span></text:p>
          </draw:text-box>
        </draw:frame>
        <draw:frame draw:style-name="gr9" draw:text-style-name="P4" draw:layer="layout" svg:width="4.3cm" svg:height="0.751cm" svg:x="8.9cm" svg:y="9.35cm">
          <draw:text-box>
            <text:p><text:span text:style-name="T2">Fonction (obtenirCoup)</text:span></text:p>
          </draw:text-box>
        </draw:frame>
        <draw:custom-shape draw:style-name="gr10" draw:text-style-name="P2" xml:id="id4" draw:id="id4" draw:layer="layout" svg:width="4cm" svg:height="1.6cm" svg:x="21.6cm" svg:y="6.5cm">
          <text:p text:style-name="P1"><text:span text:style-name="T1">GererParti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8cm" svg:y1="4.3cm" svg:x2="23.6cm" svg:y2="6.5cm" draw:start-shape="id1" draw:start-glue-point="2" draw:end-shape="id4" draw:end-glue-point="0" svg:d="M20800 4300l2800 2200" svg:viewBox="0 0 2801 2201">
          <text:p/>
        </draw:connector>
        <draw:connector draw:style-name="gr2" draw:text-style-name="P3" draw:layer="layout" draw:type="line" svg:x1="23.6cm" svg:y1="8.1cm" svg:x2="16cm" svg:y2="9.215cm" draw:start-shape="id4" draw:start-glue-point="2" draw:end-shape="id3" draw:end-glue-point="0" svg:d="M23600 8100l-7600 1115" svg:viewBox="0 0 7601 1116">
          <text:p/>
        </draw:connector>
        <draw:custom-shape draw:style-name="gr1" draw:text-style-name="P2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9cm" svg:height="0.847cm" svg:x="15cm" svg:y="3.553cm">
          <draw:text-box>
            <text:p><text:span text:style-name="T2">obtenirCoupJ2</text:span></text:p>
          </draw:text-box>
        </draw:frame>
        <draw:line draw:style-name="gr3" draw:text-style-name="P3" draw:layer="layout" svg:x1="17.8cm" svg:y1="3.201cm" svg:x2="18.8cm" svg:y2="3.201cm">
          <text:p/>
        </draw:line>
        <draw:frame draw:style-name="gr9" draw:text-style-name="P4" draw:layer="layout" svg:width="3.2cm" svg:height="0.751cm" svg:x="14.8cm" svg:y="2.702cm">
          <draw:text-box>
            <text:p><text:span text:style-name="T2">AfficherResultat</text:span></text:p>
          </draw:text-box>
        </draw:frame>
        <draw:line draw:style-name="gr3" draw:text-style-name="P3" draw:layer="layout" svg:x1="20.6cm" svg:y1="7.1cm" svg:x2="21.6cm" svg:y2="7.1cm">
          <text:p/>
        </draw:line>
        <draw:line draw:style-name="gr3" draw:text-style-name="P3" draw:layer="layout" svg:x1="20.6cm" svg:y1="7.5cm" svg:x2="21.6cm" svg:y2="7.5cm">
          <text:p/>
        </draw:line>
        <draw:line draw:style-name="gr3" draw:text-style-name="P3" draw:layer="layout" svg:x1="20.6cm" svg:y1="7.9cm" svg:x2="21.6cm" svg:y2="7.9cm">
          <text:p/>
        </draw:line>
        <draw:frame draw:style-name="gr9" draw:text-style-name="P4" draw:layer="layout" svg:width="3.1cm" svg:height="0.751cm" svg:x="17.8cm" svg:y="6.651cm">
          <draw:text-box>
            <text:p><text:span text:style-name="T2">AfficherPlateau</text:span></text:p>
          </draw:text-box>
        </draw:frame>
        <draw:frame draw:style-name="gr9" draw:text-style-name="P4" draw:layer="layout" svg:width="3.1cm" svg:height="0.751cm" svg:x="17.9cm" svg:y="7.449cm">
          <draw:text-box>
            <text:p><text:span text:style-name="T2">obtenirCoupJ1</text:span></text:p>
          </draw:text-box>
        </draw:frame>
        <draw:frame draw:style-name="gr11" draw:text-style-name="P4" draw:layer="layout" svg:width="2.9cm" svg:height="0.847cm" svg:x="17.8cm" svg:y="7.053cm">
          <draw:text-box>
            <text:p><text:span text:style-name="T2">obtenirCoupJ2</text:span></text:p>
          </draw:text-box>
        </draw:frame>
        <draw:line draw:style-name="gr3" draw:text-style-name="P3" draw:layer="layout" svg:x1="20.6cm" svg:y1="6.701cm" svg:x2="21.6cm" svg:y2="6.701cm">
          <text:p/>
        </draw:line>
        <draw:frame draw:style-name="gr9" draw:text-style-name="P4" draw:layer="layout" svg:width="3.2cm" svg:height="0.751cm" svg:x="17.6cm" svg:y="6.202cm">
          <draw:text-box>
            <text:p><text:span text:style-name="T2">AfficherResultat</text:span></text:p>
          </draw:text-box>
        </draw:frame>
        <draw:line draw:style-name="gr3" draw:text-style-name="P3" draw:layer="layout" svg:x1="17.8cm" svg:y1="2.801cm" svg:x2="18.8cm" svg:y2="2.801cm">
          <text:p/>
        </draw:line>
        <draw:frame draw:style-name="gr9" draw:text-style-name="P4" draw:layer="layout" svg:width="3.2cm" svg:height="0.751cm" svg:x="16.2cm" svg:y="2.303cm">
          <draw:text-box>
            <text:p><text:span text:style-name="T2">Couleur</text:span></text:p>
          </draw:text-box>
        </draw:frame>
        <draw:frame draw:style-name="gr9" draw:text-style-name="P4" draw:layer="layout" svg:width="3.2cm" svg:height="0.751cm" svg:x="18.9cm" svg:y="5.804cm">
          <draw:text-box>
            <text:p><text:span text:style-name="T2">Couleur</text:span></text:p>
          </draw:text-box>
        </draw:frame>
        <draw:line draw:style-name="gr3" draw:text-style-name="P3" draw:layer="layout" svg:x1="20.6cm" svg:y1="6.301cm" svg:x2="21.6cm" svg:y2="6.3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2-04T09:13:49.281586112</dc:date>
    <meta:editing-duration>PT3H45M18S</meta:editing-duration>
    <meta:editing-cycles>35</meta:editing-cycles>
    <meta:generator>LibreOffice/6.0.7.3$Linux_X86_64 LibreOffice_project/00m0$Build-3</meta:generator>
    <meta:document-statistic meta:object-count="69"/>
  </office:meta>
</office:document-meta>
</file>